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68.23222429" calcext:value-type="float">
            <text:p>-268.232224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3726949" calcext:value-type="float">
            <text:p>-272.33726949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55395805" calcext:value-type="float">
            <text:p>-272.5539580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33449465" calcext:value-type="float">
            <text:p>-272.3344946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36815725" calcext:value-type="float">
            <text:p>-272.36815725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2.09599147" calcext:value-type="float">
            <text:p>-272.09599147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1844" calcext:value-type="float">
            <text:p>-268.23184400</text:p>
          </table:table-cell>
          <table:table-cell table:style-name="ce5"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-272.32775115" calcext:value-type="float">
            <text:p>-272.32775115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36840779" calcext:value-type="float">
            <text:p>-272.36840779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-271.95900634" calcext:value-type="float">
            <text:p>-271.95900634</text:p>
          </table:table-cell>
          <table:table-cell table:style-name="ce5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143018" calcext:value-type="float">
            <text:p>-268.23143018</text:p>
          </table:table-cell>
          <table:table-cell table:style-name="ce5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77676909" calcext:value-type="float">
            <text:p>-271.77676909</text:p>
          </table:table-cell>
          <table:table-cell table:style-name="ce5"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-271.99260205" calcext:value-type="float">
            <text:p>-271.99260205</text:p>
          </table:table-cell>
          <table:table-cell table:style-name="ce5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1.51712878" calcext:value-type="float">
            <text:p>-271.51712878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-271.75877115" calcext:value-type="float">
            <text:p>-271.75877115</text:p>
          </table:table-cell>
          <table:table-cell table:style-name="ce5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08484" calcext:value-type="float">
            <text:p>-268.234084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1999884" calcext:value-type="float">
            <text:p>-272.319998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25532565" calcext:value-type="float">
            <text:p>-272.2553256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1" office:value-type="float" office:value="-272.00495174" calcext:value-type="float">
            <text:p>-272.004951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6956169" calcext:value-type="float">
            <text:p>-272.269561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-270.49412444" calcext:value-type="float">
            <text:p>-270.494124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-272.46080056" calcext:value-type="float">
            <text:p>-272.46080056</text:p>
          </table:table-cell>
          <table:table-cell table:number-columns-repeated="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-271.99150834" calcext:value-type="float">
            <text:p>-271.991508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39044" calcext:value-type="float">
            <text:p>-268.234390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99003656" calcext:value-type="float">
            <text:p>-271.9900365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00571945" calcext:value-type="float">
            <text:p>-272.0057194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1.28372679" calcext:value-type="float">
            <text:p>-271.28372679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-272.08653252" calcext:value-type="float">
            <text:p>-272.08653252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2.16041389" calcext:value-type="float">
            <text:p>-272.1604138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204733" calcext:value-type="float">
            <text:p>-268.2320473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6242072" calcext:value-type="float">
            <text:p>-272.3624207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-272.4435123" calcext:value-type="float">
            <text:p>-272.443512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33052864" calcext:value-type="float">
            <text:p>-272.3305286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41463277" calcext:value-type="float">
            <text:p>-272.41463277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-272.34755681" calcext:value-type="float">
            <text:p>-272.3475568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-272.2089135" calcext:value-type="float">
            <text:p>-272.20891350</text:p>
          </table:table-cell>
          <table:table-cell table:number-columns-repeated="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-272.02366106" calcext:value-type="float">
            <text:p>-272.0236610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215398" calcext:value-type="float">
            <text:p>-268.232153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1108056" calcext:value-type="float">
            <text:p>-272.311080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25324835" calcext:value-type="float">
            <text:p>-272.2532483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44723207" calcext:value-type="float">
            <text:p>-272.447232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54298163" calcext:value-type="float">
            <text:p>-272.542981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-272.54991638" calcext:value-type="float">
            <text:p>-272.5499163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11" office:value-type="float" office:value="-271.96201199" calcext:value-type="float">
            <text:p>-271.96201199</text:p>
          </table:table-cell>
          <table:table-cell table:number-columns-repeated="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-271.99918661" calcext:value-type="float">
            <text:p>-271.9991866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00365" calcext:value-type="float">
            <text:p>-268.2340036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99004327" calcext:value-type="float">
            <text:p>-271.9900432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23960637" calcext:value-type="float">
            <text:p>-272.2396063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02522517" calcext:value-type="float">
            <text:p>-272.0252251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2854692" calcext:value-type="float">
            <text:p>-272.22854692</text:p>
          </table:table-cell>
          <table:table-cell table:number-columns-repeated="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1.29655834" calcext:value-type="float">
            <text:p>-271.2965583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41117" calcext:value-type="float">
            <text:p>-268.2344111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90798939" calcext:value-type="float">
            <text:p>-271.9079893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1.92375542" calcext:value-type="float">
            <text:p>-271.92375542</text:p>
          </table:table-cell>
          <table:table-cell table:number-columns-repeated="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-271.37356558" calcext:value-type="float">
            <text:p>-271.37356558</text:p>
          </table:table-cell>
          <table:table-cell table:number-columns-repeated="6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0:05:51.946714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3-11-06T10:10:03.610945763</dc:date>
    <meta:editing-duration>P5DT17H45M17S</meta:editing-duration>
    <meta:editing-cycles>13</meta:editing-cycles>
    <meta:generator>LibreOffice/6.4.7.2$Linux_X86_64 LibreOffice_project/40$Build-2</meta:generator>
    <meta:document-statistic meta:table-count="1" meta:cell-count="168" meta:object-count="0"/>
  </office:meta>
</office:document-meta>
</file>